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color="#ffff00" fo:background-color="#ff0000"/>
    </style:style>
    <style:style style:name="T3" style:family="text">
      <style:text-properties fo:color="#ffff00" fo:language="en" fo:country="US" fo:background-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ночь живых мертвецов —<text:line-break/>активная защита против малвари<text:span text:style-name="T1"><text:line-break/></text:span><text:span text:style-name="T3">/* </text:span><text:span text:style-name="T2">дополнение к статье */</text:span></text:h>
      <text:p text:style-name="Standard">крис касперски, ака мыщъх, ака <text:span text:style-name="T1">nezumi, no email</text:span></text:p>
      <text:h text:style-name="Heading_20_2" text:outline-level="2">борьба с малварью<text:line-break/>в искривленном пространстве времени</text:h>
      <text:p text:style-name="P1">Лучше всего, конечно, вообще не допускать вторжения малвари на свой компьютер, используя <text:span text:style-name="T1">AMP </text:span>или любую другую достойную <text:span text:style-name="T1">IPS</text:span>, но… даже <text:span text:style-name="T1">AMP </text:span>не дает 100% гарантии и потому время от времени нужно обследовать тачку на предмет наличия заразы. Забьем на антивирусы и пораскинем умом какие мы имеем вектора атаки.</text:p>
      <text:p text:style-name="P1">Малварь делится на две больших категории: одна обитает исключительно в оперативной памяти, другая же оседает на диске, либо создавая новые файлы, либо же внедряясь в уже существующие.</text:p>
      <text:p text:style-name="P1">Из памяти зараза убивается простой перезагрузкой, а потому нужно именно перезагружаться, а не делать компьютеру <text:span text:style-name="T1">suspend</text:span>. И обновляться! Обязательно обновляться, чтобы не схватить червя еще на стадии загрузки системы.</text:p>
      <text:p text:style-name="P1">Как обнаружить малварь на диске? Короткий ответ — никак. Развернутая версия — существует бесчисленное множество векторов атак, и каждый день появляются все новые. Антивирусы (и ревизоры) в основном концентрируются на <text:span text:style-name="T1">exe/dll </text:span>файлах, однако, малварь так же может поражать и расширения Горящего Лиса, винжеты Оперы, плагины <text:span text:style-name="T1">Adobe Acrobat/Reader'</text:span>а да и не только их одних! Дыры в графических библиотеках позволяют размещать вредоносный код в <text:span text:style-name="T1">gif/jpg </text:span>файлах, а дыры в <text:span text:style-name="T1">MS Office – </text:span>в <text:span text:style-name="T1">doc, xls, ppt</text:span>…<text:span text:style-name="T1"> </text:span>Короче говоря, ситуация — ласты. Спасает лишь то, что по меньшей мере 90% малвари оседает именно в <text:span text:style-name="T1">exe/dll </text:span>файлах, которые мы и будем искать.</text:p>
      <text:p text:style-name="P1">Чтобы нейтрализовать <text:span text:style-name="T1">root-kit'</text:span>ов, необходимо загрузиться либо с <text:span text:style-name="T1">LiveCD (</text:span>например, <text:span text:style-name="T1">BartPE – www.nu2.nu/pebuilder)</text:span>, либо с флешки (о том, как установить <text:span text:style-name="T1">XP </text:span>на флешку, мы уже неоднократно писали в "хакере"). Как вариант, можно воспользоваться съемным жестким диском с установленной <text:span text:style-name="T1">XP</text:span>. Тут на вкус и цвет товарищей нет, но <text:span text:style-name="T1">LiveCD </text:span>все-таки предпочтительнее, потому что его никак не заразишь, а вот флешку или съемный жесткий диск — запросто! Бороться же с активными <text:span text:style-name="T1">root-kit'</text:span>ми под их управлением это… пустая трата времени.</text:p>
      <text:p text:style-name="P1">ОК, загрузились и что дальше? По хорошему, следовало бы воспользоваться каким-нибудь дисковым ревизором в стиле старого доброго <text:span text:style-name="T1">AdInfo</text:span>. Для малваи это, конечно, хорошо, ибо качественных ревизоров немного, форматы их баз, сохраняемые на жестком диске, давно известны и ничего не стоит их захачить. К тому же, ревизор — он денег стоит. На фиг. Будем действовать руками и головой. Скачаем бесплатную утилиту для подсчета контрольной суммы файлов — http://www.pc-tools.net/win32/md5sums/ и запустим ее for /R<text:span text:style-name="T1"> X</text:span>:\<text:span text:style-name="T1"> </text:span>%A<text:span text:style-name="T1"> </text:span>in<text:span text:style-name="T1"> </text:span>(*.*)<text:span text:style-name="T1"> </text:span>do md5sums.exe %A <text:span text:style-name="T1">&gt;&gt; X-file.txt</text:span>, где <text:span text:style-name="T1">X:\ – </text:span>буква диска для которого нужно создать текстовой файл <text:span text:style-name="T1">X-file.txt </text:span>с контрольными суммами всех файлов, рассчитанных по алгоритму <text:span text:style-name="T1">MD5</text:span>. После чего остается только загрузить <text:span text:style-name="T1">X-file.txt</text:span> в <text:span text:style-name="T1">MS Word</text:span>, преобразовать текст в таблицу, отсортировать ее по именам файлов и сохранить полученный результат в надежном месте.</text:p>
      <text:p text:style-name="P1">При последующих проверках на наличие малвари — повторить данную операцию вновь, сравнивая старый и новый <text:span text:style-name="T1">X-file.doc </text:span>средствами самого <text:span text:style-name="T1">Word'</text:span>а, который покажет появление новых файлов или изменения контрольных сумм ранее существующих. Новоявленные/измененные файлы отправляем прямиком на <text:span text:style-name="T1">VirusTotal </text:span>и смотрим результат. Утомительно? Да, конечно! Надежно? Увы! Во-первых, мы забыли о том, что малварь может скрыть свои файлы, сделав их доступными только определенным пользователям или системе (не администратору!).</text:p>
      <text:p text:style-name="P1">Во-вторых, а как же реестр?! Куча программ хранит в нем макросы и другую информацию, предрасположенную к заражению. А какой ревизор реально проверяет реестр?! Правильно — никакой и это приходится делать руками. Дампим реестр в текстовой файл средствами Редактора Реестра и сравниваем "слепки", полученные в разное время, утилитой <text:span text:style-name="T1">WinDiff, </text:span>входящей в <text:span text:style-name="T1">MS Resource Kit </text:span>и комплект штатной поставки <text:span text:style-name="T1">MS Visual</text:span> <text:span text:style-name="T1">Studio</text:span>.</text:p>
      <text:p text:style-name="P1">Проблема в том, что реестр уже давно превратился в мусорную свалку и количество обнаруженных изменений очень и очень велико, причем, программы, хранящие свои настройки в бинарном виде (а таких — большинство) весьма затрудняют борьбу с малварью, поскольку, совершенно непонятно, что же конкретно было изменено.</text:p>
      <text:p text:style-name="P1">А не плюнуть ли на это мокрое дело и не воспользоваться ли нам автоматической утилитой типа AVZ или Hijackit? Воспользоваться, конечно, можно, только шансы найти малварь невелики. Не нужно считать всех хакеров идиотами. В момент своего появления AVZ/Hijackit работали неплохо, но теперь, как говорят американцы: <text:span text:style-name="T1">too known to stay alive</text:span>, в смысле "известность фраера сгубила". Сегодня с ними не борется только ленивый. Так что лапы, хвост и мозги — единственное _надежное_ орудие поиска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7-23T18:56:00</dc:date>
    <meta:editing-cycles>41</meta:editing-cycles>
    <meta:editing-duration>PT1H27M</meta:editing-duration>
    <meta:document-statistic meta:table-count="0" meta:image-count="0" meta:object-count="0" meta:page-count="1" meta:paragraph-count="13" meta:word-count="661" meta:character-count="4622" meta:non-whitespace-character-count="3960"/>
    <meta:generator>LibreOffice/5.1.4.2$Windows_x86 LibreOffice_project/f99d75f39f1c57ebdd7ffc5f42867c12031db97a</meta:generator>
  </office:meta>
</office:document-meta>
</file>